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23e37" officeooo:paragraph-rsid="00123e37" style:font-weight-asian="bold" style:font-weight-complex="bold"/>
    </style:style>
    <style:style style:name="P2" style:family="paragraph" style:parent-style-name="Standard">
      <style:text-properties fo:font-weight="bold" officeooo:rsid="0014a2fd" officeooo:paragraph-rsid="0014a2fd" style:font-weight-asian="bold" style:font-weight-complex="bold"/>
    </style:style>
    <style:style style:name="P3" style:family="paragraph" style:parent-style-name="Standard">
      <style:text-properties fo:font-weight="bold" officeooo:rsid="00153a0c" officeooo:paragraph-rsid="00153a0c" style:font-weight-asian="bold" style:font-weight-complex="bold"/>
    </style:style>
    <style:style style:name="P4" style:family="paragraph" style:parent-style-name="Standard">
      <style:text-properties fo:font-weight="bold" officeooo:rsid="00175e34" officeooo:paragraph-rsid="00175e34" style:font-weight-asian="bold" style:font-weight-complex="bold"/>
    </style:style>
    <style:style style:name="P5" style:family="paragraph" style:parent-style-name="Standard">
      <style:text-properties fo:font-weight="bold" officeooo:rsid="001a1c4e" officeooo:paragraph-rsid="001a1c4e" style:font-weight-asian="bold" style:font-weight-complex="bold"/>
    </style:style>
    <style:style style:name="P6" style:family="paragraph" style:parent-style-name="Standard">
      <style:text-properties fo:font-weight="bold" officeooo:rsid="001b3617" officeooo:paragraph-rsid="001b3617" style:font-weight-asian="bold" style:font-weight-complex="bold"/>
    </style:style>
    <style:style style:name="P7" style:family="paragraph" style:parent-style-name="Standard">
      <style:text-properties fo:font-weight="normal" officeooo:rsid="00123e37" officeooo:paragraph-rsid="00123e37" style:font-weight-asian="normal" style:font-weight-complex="normal"/>
    </style:style>
    <style:style style:name="P8" style:family="paragraph" style:parent-style-name="Standard">
      <style:text-properties fo:font-weight="normal" officeooo:rsid="0013cb3e" officeooo:paragraph-rsid="0013cb3e" style:font-weight-asian="normal" style:font-weight-complex="normal"/>
    </style:style>
    <style:style style:name="P9" style:family="paragraph" style:parent-style-name="Standard">
      <style:text-properties fo:font-weight="normal" officeooo:rsid="0014a2fd" officeooo:paragraph-rsid="0014a2fd" style:font-weight-asian="normal" style:font-weight-complex="normal"/>
    </style:style>
    <style:style style:name="P10" style:family="paragraph" style:parent-style-name="Standard">
      <style:text-properties fo:font-weight="normal" officeooo:rsid="00153a0c" officeooo:paragraph-rsid="00153a0c" style:font-weight-asian="normal" style:font-weight-complex="normal"/>
    </style:style>
    <style:style style:name="P11" style:family="paragraph" style:parent-style-name="Standard">
      <style:text-properties fo:font-weight="normal" officeooo:rsid="0015eac8" officeooo:paragraph-rsid="0015eac8" style:font-weight-asian="normal" style:font-weight-complex="normal"/>
    </style:style>
    <style:style style:name="P12" style:family="paragraph" style:parent-style-name="Standard">
      <style:text-properties fo:font-weight="normal" officeooo:rsid="00175e34" officeooo:paragraph-rsid="00175e34" style:font-weight-asian="normal" style:font-weight-complex="normal"/>
    </style:style>
    <style:style style:name="P13" style:family="paragraph" style:parent-style-name="Standard">
      <style:text-properties fo:font-weight="normal" officeooo:rsid="001a1c4e" officeooo:paragraph-rsid="001a1c4e" style:font-weight-asian="normal" style:font-weight-complex="normal"/>
    </style:style>
    <style:style style:name="P14" style:family="paragraph" style:parent-style-name="Standard">
      <style:text-properties fo:font-weight="normal" officeooo:rsid="001b3617" officeooo:paragraph-rsid="001b3617" style:font-weight-asian="normal" style:font-weight-complex="normal"/>
    </style:style>
    <style:style style:name="P15" style:family="paragraph" style:parent-style-name="Standard">
      <style:text-properties fo:font-weight="normal" officeooo:rsid="001c8ee1" officeooo:paragraph-rsid="001c8ee1" style:font-weight-asian="normal" style:font-weight-complex="normal"/>
    </style:style>
    <style:style style:name="P16" style:family="paragraph" style:parent-style-name="Standard">
      <style:text-properties fo:font-weight="normal" officeooo:rsid="001e286a" officeooo:paragraph-rsid="001e286a" style:font-weight-asian="normal" style:font-weight-complex="normal"/>
    </style:style>
    <style:style style:name="P17" style:family="paragraph" style:parent-style-name="Standard">
      <style:text-properties fo:font-weight="normal" officeooo:rsid="001ede36" officeooo:paragraph-rsid="001ede36" style:font-weight-asian="normal" style:font-weight-complex="normal"/>
    </style:style>
    <style:style style:name="P18" style:family="paragraph" style:parent-style-name="Standard">
      <style:text-properties fo:font-weight="normal" officeooo:rsid="001fafde" officeooo:paragraph-rsid="001fafde" style:font-weight-asian="normal" style:font-weight-complex="normal"/>
    </style:style>
    <style:style style:name="P19" style:family="paragraph" style:parent-style-name="Standard">
      <style:text-properties fo:font-weight="normal" officeooo:rsid="00219836" officeooo:paragraph-rsid="00219836" style:font-weight-asian="normal" style:font-weight-complex="normal"/>
    </style:style>
    <style:style style:name="P20" style:family="paragraph" style:parent-style-name="Standard">
      <style:text-properties fo:font-weight="normal" officeooo:rsid="0021e30e" officeooo:paragraph-rsid="0021e30e" style:font-weight-asian="normal" style:font-weight-complex="normal"/>
    </style:style>
    <style:style style:name="P21" style:family="paragraph" style:parent-style-name="Standard">
      <style:text-properties fo:font-weight="normal" officeooo:rsid="0022b505" officeooo:paragraph-rsid="0022b505" style:font-weight-asian="normal" style:font-weight-complex="normal"/>
    </style:style>
    <style:style style:name="T1" style:family="text">
      <style:text-properties officeooo:rsid="0013cb3e"/>
    </style:style>
    <style:style style:name="T2" style:family="text">
      <style:text-properties officeooo:rsid="0014a2fd"/>
    </style:style>
    <style:style style:name="T3" style:family="text">
      <style:text-properties officeooo:rsid="00153a0c"/>
    </style:style>
    <style:style style:name="T4" style:family="text">
      <style:text-properties officeooo:rsid="0015eac8"/>
    </style:style>
    <style:style style:name="T5" style:family="text">
      <style:text-properties officeooo:rsid="00175e34"/>
    </style:style>
    <style:style style:name="T6" style:family="text">
      <style:text-properties officeooo:rsid="00195228"/>
    </style:style>
    <style:style style:name="T7" style:family="text">
      <style:text-properties officeooo:rsid="001a1c4e"/>
    </style:style>
    <style:style style:name="T8" style:family="text">
      <style:text-properties officeooo:rsid="001caf3a"/>
    </style:style>
    <style:style style:name="T9" style:family="text">
      <style:text-properties officeooo:rsid="001ede36"/>
    </style:style>
    <style:style style:name="T10" style:family="text">
      <style:text-properties officeooo:rsid="001fafde"/>
    </style:style>
    <style:style style:name="T11" style:family="text">
      <style:text-properties officeooo:rsid="0021e3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io Fail Safe ayarlanması ve durumları:</text:p>
      <text:p text:style-name="P1"/>
      <text:p text:style-name="P1"/>
      <text:p text:style-name="P7">Radyo failsafe prosedürü kumandanın gaz kanalına bağlı olarak tetiklenen bir yapıdadır.</text:p>
      <text:p text:style-name="P7"/>
      <text:p text:style-name="P8">Acil durum prosedürünün tetiklenmesi için aşağıda ki tetikçilerden birinin gercekleşmesi gerekmektedir.</text:p>
      <text:p text:style-name="P8"/>
      <text:p text:style-name="P7"><text:span text:style-name="T1">Pilot tarafından k</text:span>umanda <text:span text:style-name="T1">vericisi 0.5 sn den fazla kapalı tutulursa.</text:span></text:p>
      <text:p text:style-name="P8">Hava aracı sehirde kumanda menzilinden çıkar ve sinyal kaybında 0.5 sn den fazla uçuşa devam ederse,</text:p>
      <text:p text:style-name="P8">Pilot tarafından <text:span text:style-name="T2">kumandada</text:span> gaz kanalı, FR_THR_VALUE parametresinin ayarlandığı değerden aşağıya cekilirse,</text:p>
      <text:p text:style-name="P9">Alıcı güç kaybı yaşarsa,</text:p>
      <text:p text:style-name="P9">Alıcı ve otopilot üzerinde ki haberleşme kablosu koparsa,</text:p>
      <text:p text:style-name="P9"/>
      <text:p text:style-name="P9">En temel sorunlar altta ki 2 maddeden kaynaklanmaktadır,ilk olarak bu kontrolun yapılması önerilir.</text:p>
      <text:p text:style-name="P9"/>
      <text:p text:style-name="P9"/>
      <text:p text:style-name="P9"/>
      <text:p text:style-name="P2">Acil durum prosedüründe olan senaryolar:</text:p>
      <text:p text:style-name="P2"/>
      <text:p text:style-name="P2"/>
      <text:p text:style-name="P9">Radyo acil durumu tetiklendiği zaman dron için ayarlanmış parametrelerde <text:s/>do nothing,land immediately,RTL yada Smart RTL <text:s/>modaları tetiklenebilir ayrıca <text:span text:style-name="T3">konfigure edildiğinde </text:span>acil durum prosedürü bypass edilerek A<text:span text:style-name="T3">UTO</text:span> moda ya da <text:span text:style-name="T3">LAND</text:span> durumuna devam ed<text:span text:style-name="T3">ilebilir.</text:span></text:p>
      <text:p text:style-name="P2"/>
      <text:p text:style-name="P3">Acil durum prosedürünün calışmayacağı senaryolar:</text:p>
      <text:p text:style-name="P10"/>
      <text:p text:style-name="P10">Dron disarm durumunda ise acil durum prosedürü calışmayacaktır.</text:p>
      <text:p text:style-name="P10">Dron henüz yeni iniş yaptıysa ,hızlıca disarm prosedürü izlenmelidir.</text:p>
      <text:p text:style-name="P10">Dron,stabilize ya da a<text:span text:style-name="T4">k</text:span>ro <text:span text:style-name="T4">modlarında ve kumanda üzerinden gaz kolu minimum seviyeye geldiğinde dron kendisini disarm edecektir.</text:span></text:p>
      <text:p text:style-name="P11">Aksi durumlarda dron uçuş sırasında konfigure edilen parametrelere göre acil durum senaryosunu takip ederek görevini yapacaktır.<text:span text:style-name="T5">Kumanda acil durum prosedüründe uçuş modu acil durumdan çıktıktan sonra tekrar değişmeyecektir.Pilotun uçuş modunu kendisi elle değiştirerek uçuşuna devam etmesi gerekmektedir</text:span></text:p>
      <text:p text:style-name="P11"/>
      <text:p text:style-name="P11"/>
      <text:p text:style-name="P4">Alıcı <text:span text:style-name="T7">düşük gaz</text:span> konfigurasyonu:</text:p>
      <text:p text:style-name="P4"/>
      <text:p text:style-name="P4"/>
      <text:p text:style-name="P12">Düşük gaz metodu alıcı üzerindeki gaz kanalının kumanda kopması durumunda gönderilen minimum gaz pwm miktarını ayarlamaktır.Normal bağlantı durumunda 1000us gönderilen pwm değeri alıcı-verici kumanda arasındaki bağlantının kopması durumunda alıcı tarafından son alınan değerin sürekli gönderilmesi değil,seyir sistemleri yetkilisi tarafından önceden ayarlanmış bir değerin gönderlimesi sağlanır.Bu normal bağlantıda 1000us olarak gönderilen degeri 990us olarak ayarlanarak gönderlimesiyle sağlanabilir.Alt <text:s/>PWM us değeri istenildiği gibi konfigure edilebilir.<text:span text:style-name="T6">Bu ayarlamalar kumanda ve alıcı <text:s/>üzerinde yapıldıktan sonra otopilot üzerinden FS_THR_VALUE parametresi ,kumanda üzerine ayarlanan değerle aynı değere getirilir.</text:span></text:p>
      <text:p text:style-name="P12"/>
      <text:p text:style-name="P12"/>
      <text:p text:style-name="P5"><text:soft-page-break/>Alıcı sinyal yok konfigurasyonu:</text:p>
      <text:p text:style-name="P5"/>
      <text:p text:style-name="P13"/>
      <text:p text:style-name="P13"/>
      <text:p text:style-name="P14">Sinyal yok metodunda otopilot üzerinde bulunan alıcı kumanda bağlantısı koptuğunda sinyal göndermeyi bırakır.Yeni nesil frsky marka alıcılarda bu özellik bulunmaktadır.</text:p>
      <text:p text:style-name="P14"/>
      <text:p text:style-name="P13"/>
      <text:p text:style-name="P5"/>
      <text:p text:style-name="P6">Parametre ayarlamaları:</text:p>
      <text:p text:style-name="P6"/>
      <text:p text:style-name="P15">FS_THR_ENABLE parametresi parametre listesinden bulunarak gaz acil durumu için ayarlama yapılacaksa alt başlıklarda bulunan parametre değerleri girilecektir.Kullanılmak istenmiyorsa 0 degeri girilerek gaz acil durum prosedürü çalıştırılmaz.</text:p>
      <text:p text:style-name="P15"/>
      <text:p text:style-name="P15">Sürekli RTL (return to launch-eve geri gel) modu için parametre değeri 1 dir eğer gps pozisyonu kullanıma uygun değilse dron otomatik iniş için LAND moduna gecer ve iniş yapar.</text:p>
      <text:p text:style-name="P15"/>
      <text:p text:style-name="P15">AUTO modda görev yapılırken göreve devam et parametresi 2 dir.Otopilot görev yaparken acil duruma girmeyi engelleyecektir.<text:span text:style-name="T8">arducopter-4.0 versiyonu öncesinde bu mod aksi durumlarda sürekli RTL ile benzer çalışmaktadır.Arducopter-4.0 sonrasında ise FS_OPTIONS parametresi ayarlanarak aksi durumlar için ayarlanabilir,dronun eve geri gelmesi için FS_OPTIONS 1 olarak girilir,her koşulda göreve devam etmesi için FS_OPTIONS 0 olarak ayarlanır.</text:span></text:p>
      <text:p text:style-name="P15"/>
      <text:p text:style-name="P16">Dronun eğer <text:s/>gaz acil durumunda iniş yapması isteniliyorsaparametre değeri 3 olarak ayarlanır.</text:p>
      <text:p text:style-name="P16">Acil durumda d<text:span text:style-name="T9">r</text:span>on kendisini LAND moduna alarak inişini yapar.</text:p>
      <text:p text:style-name="P16"/>
      <text:p text:style-name="P17">SmartRTL ya da RTL ( Return To Launch- eve geri gel) moduna geçmesi isteniliyorsa parametre olarak 5 değeri girilir.<text:span text:style-name="T10">Bu modda dron ilk başta SmartRTL modunu tetikler eğer SmartRTL moduna geçemezse o an ki uçuş modunu RTL olarak tetiklemeye çalışır, RTL m</text:span>oda <text:span text:style-name="T10">da</text:span> geçmesi m<text:span text:style-name="T10">ü</text:span>mkün değilse LAND moduna gecerek iniş yapar.<text:span text:style-name="T10">Bu durum acil durumda gps pozisyonlamasının olmadığı durumlar için <text:s/>otopilot yazılımına eklenmiştir.</text:span></text:p>
      <text:p text:style-name="P14"/>
      <text:p text:style-name="P18">SmartRTL ya da LAND modu SmartRTL modu uygun değilse dronun LAND moduna geçmesi istenildiğinde parametre değeri 5 olarak ayarlanır.</text:p>
      <text:p text:style-name="P18"/>
      <text:p text:style-name="P18">Eğer geçersiz bir parametre değeri girilirse dron yazılımı bu girilen değeri kabul etmeyerek acil durum modunu LAND olarak belirler ve acil durumda otomatik iniş yapar. </text:p>
      <text:p text:style-name="P18"/>
      <text:p text:style-name="P18"/>
      <text:p text:style-name="P19">FS_THR_VALUE değeri kumanda acil durumunda kullanılan parametredir.Otopilota kumanda açıkken gelen pwm değeri kumanda koptuğunda yada kapandığında alıcı tarafından gaz kanalına(kumanda kanalı 3dur) 10 pwm daha düşük gönderilerek bağlantının koptuğu anlaşılır.Bu değer alıcı ve kumanda üzerinde belirlenip <text:s/>ayarlandıktan sonra otopilotun acil durumu kestirebilmesi <text:s/>için parametre listesinden FR_THR_VALUE değeri kumanda kapatıldığında ,gaz 0 konumunda olduğunda 3 kanalda görülen pwm değerinin 10 birim aşağısında olarak şekilde girilmelidir.Kumanda ve alıcı üzerinde yapılacak olan ayarlamada <text:s/>üreticinin dökümantasyonuna uyularak kumanda üzerinde gaz 0 konumunda iken alıcıda okunan pwm değeri not alınır ve kumanda kapatılarak alıcının bağlantı kopmasında ,gaz kanalına, gönderdiği pwm değeri okunur.Bu okunan değer kumanda açık iken okunan değerden 10 pwm düşük olmalıdır.Kumanda yada alıcı üzerinde uygun ayarlama yapılarak bu senaryonun gercekleşmesi gereklidir.</text:p>
      <text:p text:style-name="P19"/>
      <text:p text:style-name="P19"><text:soft-page-break/>FS_OPTIONS parametresi <text:s/>arducopter-4.0 ve sonrasında eklenmiş bir parametredir.Bu parametre kullanılarak Radyo acil durum senaryolarında ufak değişiklikler yapılabilir.</text:p>
      <text:p text:style-name="P19"/>
      <text:p text:style-name="P19">Bu ayarlamalar FS_OPTIONS parametresinin değerlerini değiştirerek yapılır.</text:p>
      <text:p text:style-name="P19">Parametrelerin değerlerine göre yapılacak olan işler sıralanmıştır.İstenilen değer girilerek otopilota kaydedilir.</text:p>
      <text:p text:style-name="P19"><text:s/></text:p>
      <text:p text:style-name="P20">AUTO modda uçuş görevi yapılırken kumanda ve telemetri kopmalarının görevi etkilememesi için bu ayarlar yapılmalıdır.Geniş yada sinyal iletişimini kesebilecek dağ,tepe ve çukur yapılar gibi arazi yapısına sahip yerlerde yapılacak görevlerde bu parametrenin önceden ayarlanması gereklidir.Aksi durumda uçuş sırasında acil durum tetiklenir ve FS_THR_ENABLE parametresinde drona acil durumda yapması istenilen parametre çalışmaya başlar.Görev uçuşu yaparken ,görevin yarıda kesilmemesi için FS_OPTIONS parametresi ayarlanmalıdır.</text:p>
      <text:p text:style-name="P20"/>
      <text:p text:style-name="P19">0 <text:s/>değeri için <text:span text:style-name="T11">radyo acil durumu tetiklense bile,dron AUTO modda görevine devam eder.</text:span></text:p>
      <text:p text:style-name="P20">1 <text:s/>değeri için yer istasyonu acil durumu tetiklensede,AUTO modda uçuş görevi devam eder.</text:p>
      <text:p text:style-name="P20">2 değeri için kumanda acil durumunda GUIDED modunda görev devam eder.</text:p>
      <text:p text:style-name="P20">3 değeri için iniş durumunda oluşan bir acil durumda,inişe devam etmesini sağlanır.</text:p>
      <text:p text:style-name="P20">4 değeri için <text:s/>yer istasyonu bağlantısı koptuğunda dron pilot kontrolunde uçuşuna devam eder.</text:p>
      <text:p text:style-name="P20"/>
      <text:p text:style-name="P21">Eğer bu değerlerden hiç biri <text:s/>parametre ayarı olarak girilmezse FS_THR_ENABLE parametresinde ki konfigurasyon kullanılarak acil durum senaryosu çalışmaya devam eder.</text:p>
      <text:p text:style-name="P21"/>
      <text:p text:style-name="P21"/>
      <text:p text:style-name="P14"/>
      <text:p text:style-name="P9"/>
      <text:p text:style-name="P9"/>
      <text:p text:style-name="P9"/>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0:50:18.340767211</meta:creation-date>
    <dc:date>2020-04-09T10:05:55.440860854</dc:date>
    <meta:editing-duration>PT1H31M17S</meta:editing-duration>
    <meta:editing-cycles>2</meta:editing-cycles>
    <meta:generator>LibreOffice/5.1.6.2$Linux_X86_64 LibreOffice_project/10m0$Build-2</meta:generator>
    <meta:document-statistic meta:table-count="0" meta:image-count="0" meta:object-count="0" meta:page-count="3" meta:paragraph-count="41" meta:word-count="844" meta:character-count="6727" meta:non-whitespace-character-count="5907"/>
  </office:meta>
</office:document-meta>
</file>